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kar72</text:p>
          </table:table-cell>
          <table:table-cell table:style-name="ce1" office:value-type="string" calcext:value-type="string">
            <text:p>asleep</text:p>
          </table:table-cell>
          <table:table-cell table:style-name="ce1" office:value-type="string" calcext:value-type="string">
            <text:p>ShiroKuro</text:p>
          </table:table-cell>
          <table:table-cell table:style-name="ce8" office:value-type="string" calcext:value-type="string">
            <text:p>Hayato</text:p>
          </table:table-cell>
          <table:table-cell table:style-name="ce1" office:value-type="string" calcext:value-type="string">
            <text:p>Deafness</text:p>
          </table:table-cell>
          <table:table-cell table:style-name="ce1" office:value-type="string" calcext:value-type="string">
            <text:p>GyroInmobile</text:p>
          </table:table-cell>
          <table:table-cell table:style-name="ce1" office:value-type="string" calcext:value-type="string">
            <text:p>husa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atori</text:p>
          </table:table-cell>
          <table:table-cell table:style-name="ce1" office:value-type="string" calcext:value-type="string">
            <text:p>SaroArsten</text:p>
          </table:table-cell>
          <table:table-cell table:style-name="ce1" office:value-type="string" calcext:value-type="string">
            <text:p>Penguin</text:p>
          </table:table-cell>
          <table:table-cell table:style-name="ce1" office:value-type="string" calcext:value-type="string">
            <text:p>MusicDown</text:p>
          </table:table-cell>
          <table:table-cell table:style-name="ce1" office:value-type="string" calcext:value-type="string">
            <text:p>Shuuka</text:p>
          </table:table-cell>
          <table:table-cell table:style-name="ce1" office:value-type="string" calcext:value-type="string">
            <text:p>Rukawa</text:p>
          </table:table-cell>
          <table:table-cell table:style-name="ce1" office:value-type="string" calcext:value-type="string">
            <text:p>likejaxirl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emories Off #5 Togireta Film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28f04o.webm" xlink:type="simple">"Romancing Story" by Ayane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5" table:formula="of:=[.F2]+[.G2]+[.H2]+[.I2]+[.J2]+[.K2]+[.L2]+[.M2]+[.N2]+[.O2]+[.P2]+[.Q2]+[.R2]+[.S2]+[.T2]+[.U2]" office:value-type="float" office:value="69" calcext:value-type="float">
            <text:p>69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teins;Gate: Fuka Ryouiki no Déjà vu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nxyyrh.webm" xlink:type="simple">"Itsumo Kono Basho de" by Ayane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6" table:formula="of:=[.F3]+[.G3]+[.H3]+[.I3]+[.J3]+[.K3]+[.L3]+[.M3]+[.N3]+[.O3]+[.P3]+[.Q3]+[.R3]+[.S3]+[.T3]+[.U3]" office:value-type="float" office:value="69" calcext:value-type="float">
            <text:p>6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gurashi no Naku Koro ni Gou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1q7tpk.webm" xlink:type="simple">"Fukisokusei Entropy" by Ayane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93" calcext:value-type="float">
            <text:p>9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gurashi no Naku Koro ni Gou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u8xfyd.webm" xlink:type="simple">"Kamisama no Syndrome" by Ayane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105" calcext:value-type="float">
            <text:p>10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igurashi no Naku Koro ni Sotsu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lih9jq.webm" xlink:type="simple">"Analogy" by Ayane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107" calcext:value-type="float">
            <text:p>10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houjigen Game Neptune: THE ANIMATION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dyqu1y.webm" xlink:type="simple">"Go→Love&amp;Peace" by Ayane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108" calcext:value-type="float">
            <text:p>10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emories Off #5 Togireta Film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nqn0cv.webm" xlink:type="simple">"Film Makers" by Ayane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118" calcext:value-type="float">
            <text:p>1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1eyes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openings.moe/video/11eyes-OP01-NCBD.webm" xlink:type="simple">"Arrival of Tears" by Ayane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129" calcext:value-type="float">
            <text:p>12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Choujigen Game Neptune: Hi Light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uhet6w.webm" xlink:type="simple">"never GIVE up" by Ayane</text:a></text:p>
          </table:table-cell>
          <table:table-cell table:style-name="ce4" table:formula="of:=[.D9]+1" office:value-type="float" office:value="9" calcext:value-type="float">
            <text:p>9</text:p>
          </table:table-cell>
          <table:table-cell table:style-name="ce4" table:formula="of:=[.F10]+[.G10]+[.H10]+[.I10]+[.J10]+[.K10]+[.L10]+[.M10]+[.N10]+[.O10]+[.P10]+[.Q10]+[.R10]+[.S10]+[.T10]+[.U10]" office:value-type="float" office:value="133" calcext:value-type="float">
            <text:p>13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Ayakashi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zsglea.webm" xlink:type="simple">"Cloudier Sky" by Ayane</text:a></text:p>
          </table:table-cell>
          <table:table-cell table:style-name="ce4" table:formula="of:=[.D10]+1" office:value-type="float" office:value="10" calcext:value-type="float">
            <text:p>10</text:p>
          </table:table-cell>
          <table:table-cell table:style-name="ce4" table:formula="of:=[.F11]+[.G11]+[.H11]+[.I11]+[.J11]+[.K11]+[.L11]+[.M11]+[.N11]+[.O11]+[.P11]+[.Q11]+[.R11]+[.S11]+[.T11]+[.U11]" office:value-type="float" office:value="134" calcext:value-type="float">
            <text:p>13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oul Buster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n16xn4.webm" xlink:type="simple">"SOUL BUSTER" by Ayane</text:a></text:p>
          </table:table-cell>
          <table:table-cell table:style-name="ce4" table:formula="of:=[.D11]+1" office:value-type="float" office:value="11" calcext:value-type="float">
            <text:p>11</text:p>
          </table:table-cell>
          <table:table-cell table:style-name="ce4" table:formula="of:=[.F12]+[.G12]+[.H12]+[.I12]+[.J12]+[.K12]+[.L12]+[.M12]+[.N12]+[.O12]+[.P12]+[.Q12]+[.R12]+[.S12]+[.T12]+[.U12]" office:value-type="float" office:value="149" calcext:value-type="float">
            <text:p>149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enkou Zenrakei Suieibu Umishou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tu639b.webm" xlink:type="simple">"DOLPHIN☆JET" by Ayane</text:a></text:p>
          </table:table-cell>
          <table:table-cell table:style-name="ce4" table:formula="of:=[.D12]+1" office:value-type="float" office:value="12" calcext:value-type="float">
            <text:p>12</text:p>
          </table:table-cell>
          <table:table-cell table:style-name="ce4" table:formula="of:=[.F13]+[.G13]+[.H13]+[.I13]+[.J13]+[.K13]+[.L13]+[.M13]+[.N13]+[.O13]+[.P13]+[.Q13]+[.R13]+[.S13]+[.T13]+[.U13]" office:value-type="float" office:value="151" calcext:value-type="float">
            <text:p>15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: Wish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h6r7mh.webm" xlink:type="simple">"KIZUNA" by Ayane</text:a></text:p>
          </table:table-cell>
          <table:table-cell table:style-name="ce4" table:formula="of:=[.D13]+1" office:value-type="float" office:value="13" calcext:value-type="float">
            <text:p>13</text:p>
          </table:table-cell>
          <table:table-cell table:style-name="ce4" table:formula="of:=[.F14]+[.G14]+[.H14]+[.I14]+[.J14]+[.K14]+[.L14]+[.M14]+[.N14]+[.O14]+[.P14]+[.Q14]+[.R14]+[.S14]+[.T14]+[.U14]" office:value-type="float" office:value="153" calcext:value-type="float">
            <text:p>15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egane na Kanojo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4lb14r.webm" xlink:type="simple">"Megane na Riyū" by Ayane</text:a></text:p>
          </table:table-cell>
          <table:table-cell table:style-name="ce4" table:formula="of:=[.D14]+1" office:value-type="float" office:value="14" calcext:value-type="float">
            <text:p>14</text:p>
          </table:table-cell>
          <table:table-cell table:style-name="ce4" table:formula="of:=[.F15]+[.G15]+[.H15]+[.I15]+[.J15]+[.K15]+[.L15]+[.M15]+[.N15]+[.O15]+[.P15]+[.Q15]+[.R15]+[.S15]+[.T15]+[.U15]" office:value-type="float" office:value="162" calcext:value-type="float">
            <text:p>16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100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5" meta:object-count="0"/>
    <meta:generator>LibreOfficeDev/6.0.5.2$Linux_X86_64 LibreOffice_project/</meta:generator>
  </office:meta>
</office:document-meta>
</file>